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troduction</text:p>
      <text:p text:style-name="Standard"/>
      <text:p text:style-name="Standard">Libmymath is a c++ maths library that implements the GLSL syntax and specification. Libmymath is designed to deliver the same naming conventions, functionality that the maths part of GLSL does. This enables a graphics programmer to write code in using the same syntax in c++.</text:p>
      <text:p text:style-name="Standard"/>
      <text:p text:style-name="Standard">In addition, libmymath implements additional functionality that aims to replace the GLU functionality, so that libmymath can be used for camera management and animations.</text:p>
      <text:p text:style-name="Standard"/>
      <text:p text:style-name="Standard">This library is designed to work perfectly with OpenGL, but it may be useful in other usage scenarios, such as raytracing, image processing, physics simulations.</text:p>
      <text:p text:style-name="Standard"/>
      <text:p text:style-name="Standard">Libmymath has been written with ease of use in mind. This means that it may not perform as fast as the SSE optimized maths libraries, but it will be definitely comfortable to use. However you can easily replace parts of the library with optimized versions of the specific functions. (and send them to me, so that everybody can enjoy the improved speed)</text:p>
      <text:p text:style-name="Standard"/>
      <text:p text:style-name="Standard">Libmymath depends on the following c++ std libraries:</text:p>
      <text:p text:style-name="Standard">iostream</text:p>
      <text:p text:style-name="Standard">cmath</text:p>
      <text:p text:style-name="Standard">algorithm</text:p>
      <text:p text:style-name="Standard">assert</text:p>
      <text:p text:style-name="Standard"/>
      <text:p text:style-name="Heading">Getting started</text:p>
      <text:p text:style-name="Text_20_body"/>
      <text:p text:style-name="Text_20_body">Libmymath is a header only library now, which means that you don’t have to link against it.</text:p>
      <text:p text:style-name="Text_20_body"/>
      <text:p text:style-name="Text_20_body">To start using it you only need to include the main header file: </text:p>
      <text:p text:style-name="Text_20_body">#include “mymath/mymath.h”</text:p>
      <text:p text:style-name="Text_20_body"/>
      <text:p text:style-name="Text_20_body">Libmymath is really heavy on the compiler, therefore it is advised to precompile 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sage sample:</text:p>
      <text:p text:style-name="Text_20_body">#include “mymath/mymath.h”</text:p>
      <text:p text:style-name="Text_20_body"/>
      <text:p text:style-name="Text_20_body">using namespace mymath;</text:p>
      <text:p text:style-name="Text_20_body"/>
      <text:p text:style-name="Text_20_body">int main(int argc, char* args[])</text:p>
      <text:p text:style-name="Text_20_body">{</text:p>
      <text:p text:style-name="Text_20_body"><text:tab/>vec4 a, b;</text:p>
      <text:p text:style-name="Text_20_body"><text:tab/>a = vec4(1, 2, 3, 4);</text:p>
      <text:p text:style-name="Text_20_body"><text:tab/>b = vec4(4, 3, 2, 1);</text:p>
      <text:p text:style-name="Text_20_body"/>
      <text:p text:style-name="Text_20_body"><text:tab/>std::cout &lt;&lt; a + b; // 5, 5, 5, 5</text:p>
      <text:p text:style-name="Text_20_body">}</text:p>
      <text:p text:style-name="Text_20_body"/>
      <text:p text:style-name="Text_20_body">You can easily interoperate with OpenGL. Here’s how:</text:p>
      <text:p text:style-name="Text_20_body"/>
      <text:p text:style-name="Text_20_body">Sample code:</text:p>
      <text:p text:style-name="Text_20_body">void pass_vec4(const mm::vec4&amp; vec, const GLuint&amp; id)</text:p>
      <text:p text:style-name="Text_20_body">{</text:p>
      <text:p text:style-name="Text_20_body"><text:tab/>//pass a 4 component vector to a uniform</text:p>
      <text:p text:style-name="Text_20_body"><text:tab/>glUniform4fv(id, 1, &amp;vec[0]); //pass 1 vec4 to the uniform at id “id”</text:p>
      <text:p text:style-name="Text_20_body">}</text:p>
      <text:p text:style-name="Text_20_body"/>
      <text:p text:style-name="Text_20_body">void pass_mat4(const mm::mat4&amp; mat, const GLuint&amp; id)</text:p>
      <text:p text:style-name="Text_20_body">{</text:p>
      <text:p text:style-name="Text_20_body"><text:tab/>//pass a 4x4 matrix to a uniform</text:p>
      <text:p text:style-name="Text_20_body"><text:tab/>glUniformMatrix4fv(id, 1, false, &amp;data[0][0]; //pass 1 mat4 to the uniform at id “id”, untransposed</text:p>
      <text:p text:style-name="Text_20_body">}</text:p>
      <text:p text:style-name="Text_20_body"/>
      <text:p text:style-name="Heading">Swizzling</text:p>
      <text:p text:style-name="Text_20_body"/>
      <text:p text:style-name="Text_20_body">GLSL has a so called “swizzling” functionality. This proved to be really difficult to implement in c++. In fact this was one of the main reasons libmymath has changed so much from 1.4.2 to 2.0.0. The libmymath implementation of swizzling does not use macros, therefore it does not generate name <text:soft-page-break/>conflicts. Neither does it use function calls, and it does not require additional bytes to perform this, therefore a 4 component vector has the expected size.</text:p>
      <text:p text:style-name="Text_20_body">vec4 a; //assuming a float is a 32 bit float, this will take 4 * 4 = 16 bytes of memory</text:p>
      <text:p text:style-name="Text_20_body"/>
      <text:p text:style-name="Text_20_body">Sample code:</text:p>
      <text:p text:style-name="Text_20_body">vec4 a, b;</text:p>
      <text:p text:style-name="Text_20_body">vec2 c;</text:p>
      <text:p text:style-name="Text_20_body">a = b.xyzw;</text:p>
      <text:p text:style-name="Text_20_body">a.wzyx = b.xyxy;</text:p>
      <text:p text:style-name="Text_20_body">a.yzx = b.www;</text:p>
      <text:p text:style-name="Text_20_body">a = c.xyxy;</text:p>
      <text:p text:style-name="Text_20_body">a = c.xxyy;</text:p>
      <text:p text:style-name="Text_20_body">c.yx = a.zw;</text:p>
      <text:p text:style-name="Heading">Camera management</text:p>
      <text:p text:style-name="Text_20_body"/>
      <text:p text:style-name="Text_20_body">Libmymath has a class designed to handle camera simulations. Each camera has a member, a pointer to a frame object, whose task is to define the projection that the camera uses. This frame object must be independent from the camera. This ensures that a user can quickly switch between different projections just by changing the pointer’s value. <text:s/></text:p>
      <text:p text:style-name="Text_20_body">A frame object has two functions that can be useful to the user:</text:p>
      <text:p text:style-name="Text_20_body">-set_orthographic, set_perspective</text:p>
      <text:p text:style-name="Text_20_body">These functions generate a matrix that defines either a perspective or an orthographic projection. These functions calculate and store the vertices of the viewing frustum as well. After a camera’s frame object is set, you can proceed to manipulate the camera by setting the x_ref and y_ref members. These members specify how many pixels the cursor moved from the center of the window. Next you can calculate the corresponding rotation values using the set_rotations function, which sets the rothori and rotvert members of the camera object. These two objects will contain how much the camera should rotate according to the mouse movement. Next you can move the camera with either of the move functions or rotate the camera with the rotate functions. When you are done, you can get the camera’s matrix to pass it to a matrix stack that you can use to move, rotate and scale objects in the scene. While you usually would manipulate these stacks directly, you shouldn’t pass their content directly to shaders. Libmymath has a special purpose class for this called pipeline. With pipeline you are able to set which modelview and projection stacks you are going to use, and when you are done using these matrix stacks you can pass their content using the pipeline’s get_* functions.</text:p>
      <text:p text:style-name="Text_20_body"/>
      <text:p text:style-name="Text_20_body">Sample code:</text:p>
      <text:p text:style-name="Text_20_body">#include “mymath/mymath.h”</text:p>
      <text:p text:style-name="Text_20_body"/>
      <text:p text:style-name="Text_20_body"><text:soft-page-break/>using namespace mymath;</text:p>
      <text:p text:style-name="Text_20_body"/>
      <text:p text:style-name="Text_20_body">int main(int argc, char* args[])</text:p>
      <text:p text:style-name="Text_20_body">{</text:p>
      <text:p text:style-name="Text_20_body"/>
      <text:p text:style-name="Text_20_body"><text:tab/>//init</text:p>
      <text:p text:style-name="Text_20_body"/>
      <text:p text:style-name="Text_20_body"><text:tab/>camera&lt;float&gt; cam;</text:p>
      <text:p text:style-name="Text_20_body"><text:tab/>frame&lt;float&gt; the_frame;</text:p>
      <text:p text:style-name="Text_20_body"><text:tab/>matrix_stack&lt;float&gt; modelview_stack;</text:p>
      <text:p text:style-name="Text_20_body"><text:tab/>matrix_stack&lt;float&gt; projection_stack;</text:p>
      <text:p text:style-name="Text_20_body"><text:tab/>pipeline&lt;float&gt; the_pipeline;</text:p>
      <text:p text:style-name="Text_20_body"/>
      <text:p text:style-name="Text_20_body"><text:tab/>//important step otherwise your program would crash</text:p>
      <text:p text:style-name="Text_20_body"><text:tab/>cam.set_frame(&amp;the_frame);</text:p>
      <text:p text:style-name="Text_20_body"/>
      <text:p text:style-name="Text_20_body"><text:tab/>//setting the matrix stacks</text:p>
      <text:p text:style-name="Text_20_body"><text:tab/>cam.frm-&gt;set_perspective(radians(fovy), aspect_ratio, near_z, far_z);</text:p>
      <text:p text:style-name="Text_20_body"><text:tab/>projection_stack.load_matrix(cam.frm-&gt;projection_matrix);</text:p>
      <text:p text:style-name="Text_20_body"><text:tab/>modelview_stack.load_matrix(mat4(1)); //load identity matrix</text:p>
      <text:p text:style-name="Text_20_body"/>
      <text:p text:style-name="Text_20_body"><text:tab/>//again important</text:p>
      <text:p text:style-name="Text_20_body"><text:tab/>the_pipeline.set_model_view_matrix_stack( &amp;modelview_stack );</text:p>
      <text:p text:style-name="Text_20_body"><text:tab/>the_pipeline.set_projection_matrix_stack( &amp;projection_stack );</text:p>
      <text:p text:style-name="Text_20_body"/>
      <text:p text:style-name="Text_20_body"><text:tab/>[…]</text:p>
      <text:p text:style-name="Text_20_body"/>
      <text:p text:style-name="Text_20_body"><text:tab/>//handling events</text:p>
      <text:p text:style-name="Text_20_body"/>
      <text:p text:style-name="Text_20_body"><text:tab/>if(mouse_moved())</text:p>
      <text:p text:style-name="Text_20_body"><text:tab/>{</text:p>
      <text:p text:style-name="Text_20_body"><text:tab/><text:tab/>int x = mouse_relative_x;</text:p>
      <text:p text:style-name="Text_20_body"><text:tab/><text:tab/>int y = mouse_relative_y;</text:p>
      <text:p text:style-name="Text_20_body"><text:tab/><text:tab/>vec2 rot = cam.set_rotations(screen_width, screen_height, x, y);</text:p>
      <text:p text:style-name="Text_20_body"><text:soft-page-break/><text:tab/><text:tab/></text:p>
      <text:p text:style-name="Text_20_body"><text:tab/><text:tab/>if(rot.x != 0.0f)</text:p>
      <text:p text:style-name="Text_20_body"><text:tab/><text:tab/>{</text:p>
      <text:p text:style-name="Text_20_body"><text:tab/><text:tab/><text:tab/>//If the camera rotated horizontally then rotate it</text:p>
      <text:p text:style-name="Text_20_body"><text:tab/><text:tab/><text:tab/>//scale the rotations by 0.4, this way the camera doesn’t turn too fast</text:p>
      <text:p text:style-name="Text_20_body"><text:tab/><text:tab/><text:tab/>cam.rotate_world( radians(-rot.x * 0.4f ), cam.up_vector ); </text:p>
      <text:p text:style-name="Text_20_body"><text:tab/><text:tab/>}</text:p>
      <text:p text:style-name="Text_20_body"><text:tab/>}</text:p>
      <text:p text:style-name="Text_20_body"/>
      <text:p text:style-name="Text_20_body"><text:tab/>if(pressed(“w”))</text:p>
      <text:p text:style-name="Text_20_body"><text:tab/>{</text:p>
      <text:p text:style-name="Text_20_body"><text:tab/><text:tab/>//When the user pressed “w” move forward</text:p>
      <text:p text:style-name="Text_20_body"><text:tab/><text:tab/>cam.move_forward(1.0f);</text:p>
      <text:p text:style-name="Text_20_body"><text:tab/>}</text:p>
      <text:p text:style-name="Text_20_body"/>
      <text:p text:style-name="Text_20_body"><text:tab/>[…]</text:p>
      <text:p text:style-name="Text_20_body"/>
      <text:p text:style-name="Text_20_body"><text:tab/>//rendering</text:p>
      <text:p text:style-name="Text_20_body"/>
      <text:p text:style-name="Text_20_body"><text:tab/>//make sure the camera is in position</text:p>
      <text:p text:style-name="Text_20_body"><text:tab/>modelview_stack.push_matrix( cam.get_camera_matrix(false) );</text:p>
      <text:p text:style-name="Text_20_body"/>
      <text:p text:style-name="Text_20_body"><text:tab/>//push the matrix so that the transformations don’t affect other objects</text:p>
      <text:p text:style-name="Text_20_body"><text:tab/>modelview_stack.push_matrix();</text:p>
      <text:p text:style-name="Text_20_body"/>
      <text:p text:style-name="Text_20_body"><text:tab/>//rotate the object by 45 degrees horizontally</text:p>
      <text:p text:style-name="Text_20_body"><text:tab/>modelview_stack.rotate_matrix(radians(45), vec3(0, 1, 0));</text:p>
      <text:p text:style-name="Text_20_body"><text:tab/>//translate the object by the given vector</text:p>
      <text:p text:style-name="Text_20_body"><text:tab/>modelview_stack.translate_matrix( vec3(0, 1, 2) );</text:p>
      <text:p text:style-name="Text_20_body"/>
      <text:p text:style-name="Text_20_body"><text:tab/>shader.pass_projection_matrix(the_pipeline.get_projection_matrix());</text:p>
      <text:p text:style-name="Text_20_body"/>
      <text:p text:style-name="Text_20_body"><text:tab/>shader.pass_modelview_matrix(the_pipeline.get_model_view_matrix());</text:p>
      <text:p text:style-name="Text_20_body"/>
      <text:p text:style-name="Text_20_body"><text:soft-page-break/><text:tab/>shader.bind();</text:p>
      <text:p text:style-name="Text_20_body"/>
      <text:p text:style-name="Text_20_body"><text:tab/>object.render();</text:p>
      <text:p text:style-name="Text_20_body"/>
      <text:p text:style-name="Text_20_body"><text:tab/>//you need to undo the push operations by doing pop</text:p>
      <text:p text:style-name="Text_20_body"><text:tab/>modelview_stack.pop_matrix(); </text:p>
      <text:p text:style-name="Text_20_body"/>
      <text:p text:style-name="Text_20_body"><text:tab/>modelview_stack.pop_matrix();</text:p>
      <text:p text:style-name="Text_20_body">}</text:p>
      <text:p text:style-name="Text_20_body"/>
      <text:p text:style-name="Text_20_body">SSE2 optimizations</text:p>
      <text:p text:style-name="Text_20_body">I implemented an SSE2 optimized version of the vec2 vec3 vec4 classes (so floats only for now).<text:line-break/>It is still experimental, so there may be errors. You may enable it by uncommenting the following line in the mm_common.h file:<text:line-break/>//#define MYMATH_USE_SSE2<text:line-break/><text:line-break/>Also note that when using this double types can't be used. (so no dvec2 dvec3 dvec4 etc.)</text:p>
      <text:p text:style-name="Text_20_body"/>
      <text:p text:style-name="Text_20_body">I achieved speedups up to 6-7x when the code is well-vectorized (so the sse2 optimizations can do their work). Non-vectorized code will be just as slow with sse2 as without.</text:p>
      <text:p text:style-name="Text_20_body"/>
      <text:p text:style-name="Text_20_body">Note that in SSE2 optimized mode vec2 vec3 and vec4 all take up 16 bytes, as opposed to normal mode: vec2 (8 bytes), vec3 (12 bytes), vec4 (16 bytes) </text:p>
      <text:p text:style-name="Heading">Known issues</text:p>
      <text:p text:style-name="Text_20_body">-</text:p>
      <text:p text:style-name="Text_20_body"/>
      <text:p text:style-name="Heading">FAQ</text:p>
      <text:p text:style-name="Text_20_body">-</text:p>
      <text:p text:style-name="Text_20_body"/>
      <text:p text:style-name="Heading">Contact</text:p>
      <text:p text:style-name="Text_20_body">0.tamas.marto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2T16:35:34.29</meta:creation-date>
    <dc:date>2013-10-04T14:00:26</dc:date>
    <meta:editing-duration>PT1H20M22S</meta:editing-duration>
    <meta:editing-cycles>34</meta:editing-cycles>
    <meta:generator>LibreOffice/3.5$Linux_X86_64 LibreOffice_project/350m1$Build-2</meta:generator>
    <dc:creator>yours3lf </dc:creator>
    <meta:document-statistic meta:table-count="0" meta:image-count="0" meta:object-count="0" meta:page-count="6" meta:paragraph-count="122" meta:word-count="1048" meta:character-count="6925" meta:non-whitespace-character-count="5916"/>
  </office:meta>
</office:document-meta>
</file>